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90255" officeooo:paragraph-rsid="00190255"/>
    </style:style>
    <style:style style:name="P2" style:family="paragraph" style:parent-style-name="Text_20_body">
      <style:text-properties officeooo:paragraph-rsid="00190255"/>
    </style:style>
    <style:style style:name="P3" style:family="paragraph" style:parent-style-name="Text_20_body">
      <style:text-properties fo:font-weight="normal" officeooo:rsid="00190b48" officeooo:paragraph-rsid="00190b48" style:font-weight-asian="normal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letter-spacing="normal" fo:language="en" fo:country="US" fo:font-style="normal" fo:font-weight="normal" officeooo:rsid="00190255" officeooo:paragraph-rsid="00190255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letter-spacing="normal" fo:language="en" fo:country="US" fo:font-style="normal" fo:font-weight="normal" officeooo:rsid="00190b48" officeooo:paragraph-rsid="00190b48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202122" style:font-name="sans-serif" fo:letter-spacing="normal" fo:font-style="normal" fo:font-weight="normal" officeooo:paragraph-rsid="00190255"/>
    </style:style>
    <style:style style:name="P7" style:family="paragraph" style:parent-style-name="Standard">
      <style:text-properties officeooo:paragraph-rsid="001aa3c0"/>
    </style:style>
    <style:style style:name="P8" style:family="paragraph" style:parent-style-name="Standard">
      <style:text-properties officeooo:rsid="00190255" officeooo:paragraph-rsid="00190255"/>
    </style:style>
    <style:style style:name="T1" style:family="text">
      <style:text-properties officeooo:rsid="00190255"/>
    </style:style>
    <style:style style:name="T2" style:family="text">
      <style:text-properties fo:font-variant="normal" fo:text-transform="none" fo:color="#000000" style:font-name="Liberation Serif" fo:letter-spacing="normal" fo:language="en" fo:country="US" fo:font-style="italic" fo:font-weight="bold" style:font-weight-asian="bold" style:font-weight-complex="bold"/>
    </style:style>
    <style:style style:name="T3" style:family="text">
      <style:text-properties fo:font-variant="normal" fo:text-transform="none" fo:color="#000000" style:font-name="Liberation Serif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style:font-name="Liberation Serif" fo:letter-spacing="normal" fo:language="en" fo:country="US" fo:font-style="normal" fo:font-weight="bold" officeooo:rsid="00190255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190255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style-complex="normal"/>
    </style:style>
    <style:style style:name="T7" style:family="text">
      <style:text-properties fo:font-variant="normal" fo:text-transform="none" fo:color="#000000" style:font-name="Liberation Serif" fo:letter-spacing="normal" fo:language="en" fo:country="US" fo:font-style="normal" officeooo:rsid="00190255" style:font-style-asian="normal" style:font-style-complex="normal"/>
    </style:style>
    <style:style style:name="T8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9" style:family="text">
      <style:text-properties style:font-name="Liberation Serif" fo:font-size="12pt" officeooo:rsid="00190b48" style:font-size-asian="12pt" style:font-size-complex="12pt"/>
    </style:style>
    <style:style style:name="T10" style:family="text">
      <style:text-properties officeooo:rsid="00190b48"/>
    </style:style>
    <style:style style:name="T11" style:family="text">
      <style:text-properties style:text-position="super 58%" officeooo:rsid="00190b48"/>
    </style:style>
    <style:style style:name="T12" style:family="text">
      <style:text-properties officeooo:rsid="001aa3c0"/>
    </style:style>
    <style:style style:name="T13" style:family="text">
      <style:text-properties officeooo:rsid="001b91d5"/>
    </style:style>
    <style:style style:name="T14" style:family="text">
      <style:text-properties officeooo:rsid="001c998a"/>
    </style:style>
    <style:style style:name="T15" style:family="text">
      <style:text-properties officeooo:rsid="001cc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bout <text:span text:style-name="T15">h</text:span>im</text:h>
      <text:p text:style-name="P8">Sir Isaac Newton was an English Mathematician, Physicist, Astronomer, Theologian and Author. He was recognized as one of the most influential scientist of all times and a key figure in the scientific revolution. He have made many contributions to many fields such mathematics and optics. </text:p>
      <text:p text:style-name="P8"/>
      <text:h text:style-name="Heading_20_2" text:outline-level="2">A <text:span text:style-name="T14">g</text:span>limpse into his early life and education</text:h>
      <text:p text:style-name="P7"><text:span text:style-name="T10">Sir Is</text:span><text:span text:style-name="T13">a</text:span><text:span text:style-name="T10">ac Newton was born in January 4</text:span><text:span text:style-name="T11">th</text:span><text:span text:style-name="T10"> 1643 in Woolsthrope Manor House </text:span><text:span text:style-name="T9">in </text:span><text:a xlink:type="simple" xlink:href="https://en.wikipedia.org/wiki/Woolsthorpe-by-Colsterworth" text:style-name="Internet_20_link" text:visited-style-name="Visited_20_Internet_20_Link"><text:span text:style-name="T8">Woolsthorpe-by-Colsterworth</text:span></text:a><text:span text:style-name="T10">, Lincolnshire, England. <text:s/>His father passed away three months before his birth. </text:span><text:span text:style-name="T12">He was born prematurely. </text:span></text:p>
      <text:p text:style-name="P7"/>
      <text:p text:style-name="P7"><text:span text:style-name="T13">Sir Isaac </text:span><text:span text:style-name="T12">New</text:span><text:span text:style-name="T13">ton</text:span><text:span text:style-name="T12"> studied at The King’s School, Grantham from the ages twelve to seventeen. He would then go on to pursue higher education at Trinity College, Cambridge. He started his </text:span><text:span text:style-name="T13">higher </text:span><text:span text:style-name="T12">studies in June 1661 </text:span><text:span text:style-name="T13">and obtained his BA degree in August, 1665. Newton also obtained an MA in 1668. </text:span></text:p>
      <text:p text:style-name="P7"/>
      <text:h text:style-name="Heading_20_2" text:outline-level="2">His contribution to this world</text:h>
      <text:p text:style-name="P2"><text:span text:style-name="T1">His book </text:span><text:bookmark text:name="firstHeading"/><text:span text:style-name="T2">Philosophiæ Naturalis Principia Mathematica </text:span><text:span text:style-name="T5">which was published in 1687, laid the foundation for the classical mechanics.</text:span></text:p>
      <text:p text:style-name="P4">Formulated the laws of motion (Also known as the Three Laws of Newton) and Universal gravitation.</text:p>
      <text:p text:style-name="P2"><text:span text:style-name="T5">Build the first </text:span><text:span text:style-name="T4">Partical Reflecting Telescope. </text:span></text:p>
      <text:p text:style-name="P2"><text:span text:style-name="T5">Formulated the </text:span><text:span text:style-name="T4">Empire Law of Cooling</text:span></text:p>
      <text:p text:style-name="P3"><text:span text:style-name="T7">M</text:span><text:span text:style-name="T6">ade the fist calculation of the </text:span><text:span text:style-name="T3">Speed of Sound</text:span></text:p>
      <text:p text:style-name="P3"><text:span text:style-name="T6">Developed a method for approximating </text:span><text:span text:style-name="T3">the Roots of a Function</text:span></text:p>
      <text:p text:style-name="P5">Shares credit with Gottfried Wilhelm Liebniz</text:p>
      <text:p text:style-name="P4"/>
      <text:p text:style-name="P6"><text:lin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5T18:02:27.978000000</meta:creation-date>
    <dc:date>2020-07-26T16:00:01.282000000</dc:date>
    <meta:editing-duration>PT9M46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4" meta:word-count="212" meta:character-count="1332" meta:non-whitespace-character-count="1127"/>
  </office:meta>
</office:document-meta>
</file>